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Shell Dlg 2" svg:font-family="'MS Shell Dlg 2'"/>
    <style:font-face style:name="Tahoma1" svg:font-family="Tahoma"/>
    <style:font-face style:name="Times New Roman2" svg:font-family="'Times New Roman'" style:font-family-generic="roman"/>
    <style:font-face style:name="TimesNewRomanPS-BoldItalicMT" svg:font-family="TimesNewRomanPS-BoldItalicMT" style:font-family-generic="script"/>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1pt" style:font-size-asian="11pt" style:font-size-complex="11pt"/>
    </style:style>
    <style:style style:name="P2" style:family="paragraph" style:parent-style-name="Standard">
      <style:paragraph-properties fo:line-height="100%" fo:text-align="justify" style:justify-single-word="false"/>
      <style:text-properties fo:font-size="11pt" fo:language="en" fo:country="US" style:font-size-asian="11pt" style:font-size-complex="11pt"/>
    </style:style>
    <style:style style:name="P3" style:family="paragraph" style:parent-style-name="Standard">
      <style:paragraph-properties fo:text-align="start" style:justify-single-word="false"/>
      <style:text-properties fo:font-size="11pt" fo:language="it" fo:country="I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line-height="100%" fo:text-align="justify"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color="#000000" fo:font-size="11pt" style:font-size-asian="11pt" style:font-size-complex="11pt"/>
    </style:style>
    <style:style style:name="P7" style:family="paragraph" style:parent-style-name="Standard">
      <style:paragraph-properties fo:text-align="start" style:justify-single-word="false"/>
      <style:text-properties fo:color="#000000" fo:font-size="11pt" fo:language="it" fo:country="I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fo:color="#000000" fo:font-size="11pt" fo:language="it" fo:country="IT" fo:font-style="italic" fo:font-weight="bold" style:font-size-asian="11pt" style:font-style-asian="italic" style:font-weight-asian="bold" style:font-size-complex="11pt" style:font-style-complex="italic" style:font-weight-complex="bold"/>
    </style:style>
    <style:style style:name="P9" style:family="paragraph" style:parent-style-name="Standard">
      <style:paragraph-properties fo:text-align="start" style:justify-single-word="false"/>
      <style:text-properties style:text-position="0% 100%" style:font-name="Times New Roman" fo:font-size="11pt" fo:language="it" fo:country="I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Standard">
      <style:paragraph-properties fo:text-align="start" style:justify-single-word="false"/>
      <style:text-properties style:text-position="0% 100%" style:font-name="Times New Roman" fo:font-size="11pt" fo:language="it" fo:country="IT" fo:font-style="italic" style:text-underline-style="none" fo:font-weight="bold" style:font-name-asian="Arial1" style:font-size-asian="11pt" style:font-style-asian="italic" style:font-weight-asian="bold" style:font-name-complex="Arial1" style:font-size-complex="11pt" style:font-style-complex="italic" style:font-weight-complex="bold"/>
    </style:style>
    <style:style style:name="P11" style:family="paragraph" style:parent-style-name="Standard">
      <style:paragraph-properties fo:text-align="start" style:justify-single-word="false"/>
      <style:text-properties fo:color="#000000" style:text-position="0% 100%" style:font-name="Times New Roman1" fo:font-size="11pt" fo:language="en" fo:country="US" fo:font-style="italic" style:text-underline-style="none" fo:font-weight="bold" style:font-name-asian="TimesNewRomanPS-BoldItalicMT" style:font-size-asian="11pt" style:font-style-asian="italic" style:font-weight-asian="bold" style:font-name-complex="TimesNewRomanPS-BoldItalicMT" style:font-size-complex="11pt" style:font-style-complex="italic" style:font-weight-complex="bold"/>
    </style:style>
    <style:style style:name="P12" style:family="paragraph" style:parent-style-name="Standard">
      <style:paragraph-properties fo:text-align="start" style:justify-single-word="false"/>
      <style:text-properties fo:color="#000000" style:text-position="0% 100%" style:font-name="Times New Roman1" fo:font-size="11pt" fo:language="en" fo:country="US" fo:font-style="normal" style:text-underline-style="none" fo:font-weight="normal" style:font-name-asian="TimesNewRomanPS-BoldItalicMT" style:font-size-asian="11pt" style:font-style-asian="normal" style:font-weight-asian="normal" style:font-name-complex="TimesNewRomanPS-BoldItalicMT" style:font-size-complex="11pt" style:font-style-complex="normal" style:font-weight-complex="normal"/>
    </style:style>
    <style:style style:name="P13" style:family="paragraph" style:parent-style-name="Standard">
      <style:paragraph-properties fo:text-align="start" style:justify-single-word="false"/>
      <style:text-properties fo:color="#000000" style:text-position="0% 100%" style:font-name="Times New Roman1" fo:font-size="11pt" fo:language="en" fo:country="US" fo:font-style="italic" style:text-underline-style="none" fo:font-weight="bold" style:font-name-asian="TimesNewRomanPS-BoldItalicMT" style:font-size-asian="11pt" style:font-style-asian="italic" style:font-weight-asian="bold" style:font-name-complex="TimesNewRomanPS-BoldItalicMT" style:font-size-complex="11pt" style:font-style-complex="italic" style:font-weight-complex="bold"/>
    </style:style>
    <style:style style:name="P14" style:family="paragraph" style:parent-style-name="Standard">
      <style:paragraph-properties fo:text-align="start" style:justify-single-word="false"/>
      <style:text-properties fo:color="#000000" style:text-position="0% 100%" style:font-name="Times New Roman1" fo:font-size="11pt" fo:language="en" fo:country="US" fo:font-style="normal" style:text-underline-style="none" fo:font-weight="normal" style:font-name-asian="TimesNewRomanPS-BoldItalicMT" style:font-size-asian="11pt" style:font-style-asian="normal" style:font-weight-asian="normal" style:font-name-complex="TimesNewRomanPS-BoldItalicMT" style:font-size-complex="11pt" style:font-style-complex="normal" style:font-weight-complex="normal"/>
    </style:style>
    <style:style style:name="P15" style:family="paragraph" style:parent-style-name="Standard">
      <style:paragraph-properties fo:text-align="start" style:justify-single-word="false"/>
      <style:text-properties fo:color="#000000" style:font-name="Times New Roman1" fo:font-size="11pt" fo:font-style="normal" fo:font-weight="normal" style:font-name-asian="TimesNewRomanPS-BoldItalicMT" style:font-size-asian="11pt" style:font-style-asian="normal" style:font-weight-asian="normal" style:font-name-complex="TimesNewRomanPS-BoldItalicMT" style:font-size-complex="11pt" style:font-style-complex="normal" style:font-weight-complex="normal"/>
    </style:style>
    <style:style style:name="P16" style:family="paragraph" style:parent-style-name="Standard">
      <style:paragraph-properties fo:text-align="start" style:justify-single-word="false"/>
      <style:text-properties fo:color="#ff3333" style:text-position="0% 100%" style:font-name="Times New Roman" fo:font-size="11pt" fo:language="en" fo:country="US"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7" style:family="paragraph" style:parent-style-name="Standard">
      <style:paragraph-properties fo:text-align="start" style:justify-single-word="false"/>
      <style:text-properties fo:font-size="11pt" style:font-size-asian="11pt" style:font-size-complex="11pt"/>
    </style:style>
    <style:style style:name="P18" style:family="paragraph" style:parent-style-name="Standard">
      <style:paragraph-properties fo:text-align="start" style:justify-single-word="false"/>
      <style:text-properties style:font-name="Times New Roman1" fo:font-size="11pt" fo:font-style="italic" fo:font-weight="bold" style:font-name-asian="TimesNewRomanPS-BoldItalicMT" style:font-size-asian="11pt" style:font-style-asian="italic" style:font-weight-asian="bold" style:font-name-complex="TimesNewRomanPS-BoldItalicMT" style:font-size-complex="11pt" style:font-style-complex="italic" style:font-weight-complex="bold"/>
    </style:style>
    <style:style style:name="P19" style:family="paragraph" style:parent-style-name="Standard">
      <style:paragraph-properties fo:text-align="start" style:justify-single-word="false"/>
      <style:text-properties style:font-name="Times New Roman1" fo:font-size="11pt" fo:font-style="normal" fo:font-weight="normal" style:font-name-asian="TimesNewRomanPS-BoldItalicMT" style:font-size-asian="11pt" style:font-style-asian="normal" style:font-weight-asian="normal" style:font-name-complex="TimesNewRomanPS-BoldItalicMT" style:font-size-complex="11pt" style:font-style-complex="normal" style:font-weight-complex="normal"/>
    </style:style>
    <style:style style:name="P20" style:family="paragraph" style:parent-style-name="Standard">
      <style:paragraph-properties fo:text-align="center" style:justify-single-word="false"/>
    </style:style>
    <style:style style:name="T1" style:family="text">
      <style:text-properties fo:color="#ff3333"/>
    </style:style>
    <style:style style:name="T2" style:family="text">
      <style:text-properties fo:color="#ff3333" fo:font-weight="bold" style:font-weight-asian="bold" style:font-weight-complex="bold"/>
    </style:style>
    <style:style style:name="T3" style:family="text">
      <style:text-properties fo:color="#ff3333" fo:font-size="11pt" fo:language="en" fo:country="US" fo:font-style="normal" fo:font-weight="normal" style:font-size-asian="11pt" style:font-style-asian="normal" style:font-weight-asian="normal" style:font-size-complex="11pt" style:font-style-complex="normal" style:font-weight-complex="normal"/>
    </style:style>
    <style:style style:name="T4" style:family="text">
      <style:text-properties fo:color="#ff3333" fo:font-size="11pt" fo:language="it" fo:country="IT" fo:font-style="normal" fo:font-weight="normal" style:font-size-asian="11pt" style:font-style-asian="normal" style:font-weight-asian="normal" style:font-size-complex="11pt" style:font-style-complex="normal" style:font-weight-complex="normal"/>
    </style:style>
    <style:style style:name="T5" style:family="text">
      <style:text-properties fo:color="#ff3333" fo:language="it" fo:country="IT" fo:font-style="normal" fo:font-weight="normal" style:font-style-asian="normal" style:font-weight-asian="normal" style:font-style-complex="normal" style:font-weight-complex="normal"/>
    </style:style>
    <style:style style:name="T6" style:family="text">
      <style:text-properties fo:color="#ff3333" style:text-position="0% 100%" style:font-name="Times New Roman" fo:language="it" fo:country="IT" fo:font-style="normal" style:text-underline-style="none" fo:font-weight="normal" style:font-name-asian="Arial1" style:font-style-asian="normal" style:font-weight-asian="normal" style:font-name-complex="Arial1" style:font-style-complex="normal" style:font-weight-complex="normal"/>
    </style:style>
    <style:style style:name="T7" style:family="text">
      <style:text-properties fo:color="#ff3333" style:text-position="0% 100%" style:font-name="Times New Roman" fo:language="en" fo:country="US" fo:font-style="normal" style:text-underline-style="none" fo:font-weight="normal" style:font-name-asian="Arial1" style:font-style-asian="normal" style:font-weight-asian="normal" style:font-name-complex="Arial1" style:font-style-complex="normal" style:font-weight-complex="normal"/>
    </style:style>
    <style:style style:name="T8" style:family="text">
      <style:text-properties fo:color="#ff3333" style:text-position="0% 100%" style:font-name="Times New Roman" fo:language="en" fo:country="US" style:text-underline-style="none" style:font-name-asian="Arial1" style:font-name-complex="Arial1"/>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1pt" style:font-size-asian="11pt" style:font-size-complex="11pt"/>
    </style:style>
    <style:style style:name="T13"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language="it" fo:country="IT" fo:font-style="normal" fo:font-weight="normal" style:font-style-asian="normal" style:font-weight-asian="normal" style:font-style-complex="normal" style:font-weight-complex="normal"/>
    </style:style>
    <style:style style:name="T16" style:family="text">
      <style:text-properties fo:language="it" fo:country="IT" fo:font-style="normal" fo:font-weight="bold" style:font-style-asian="normal" style:font-weight-asian="bold" style:font-style-complex="normal" style:font-weight-complex="bold"/>
    </style:style>
    <style:style style:name="T17" style:family="text">
      <style:text-properties fo:language="it" fo:country="IT" fo:font-style="italic" fo:font-weight="bold" style:font-style-asian="italic" style:font-weight-asian="bold" style:font-style-complex="italic" style:font-weight-complex="bold"/>
    </style:style>
    <style:style style:name="T18" style:family="text">
      <style:text-properties fo:color="#000000" fo:language="en" fo:country="US" fo:font-style="normal" fo:font-weight="normal" style:font-style-asian="normal" style:font-weight-asian="normal" style:font-style-complex="normal" style:font-weight-complex="normal"/>
    </style:style>
    <style:style style:name="T19" style:family="text">
      <style:text-properties fo:color="#000000" fo:language="it" fo:country="IT" fo:font-style="normal" fo:font-weight="normal" style:font-style-asian="normal" style:font-weight-asian="normal" style:font-style-complex="normal" style:font-weight-complex="normal"/>
    </style:style>
    <style:style style:name="T20" style:family="text">
      <style:text-properties fo:color="#000000" fo:language="it" fo:country="IT" fo:font-style="normal" fo:font-weight="bold" style:font-style-asian="normal" style:font-weight-asian="bold" style:font-style-complex="normal" style:font-weight-complex="bold"/>
    </style:style>
    <style:style style:name="T21" style:family="text">
      <style:text-properties fo:color="#000000" style:text-position="0% 100%" style:font-name="Times New Roman" fo:language="en" fo:country="US" fo:font-style="normal" style:text-underline-style="none" fo:font-weight="normal" style:font-name-asian="Arial1" style:font-style-asian="normal" style:font-weight-asian="normal" style:font-name-complex="Arial1" style:font-style-complex="normal" style:font-weight-complex="normal"/>
    </style:style>
    <style:style style:name="T22" style:family="text">
      <style:text-properties fo:color="#000000" style:text-position="0% 100%" style:font-name="Times New Roman" fo:language="en" fo:country="US" fo:font-style="normal" style:text-underline-style="none" fo:font-weight="bold" style:font-name-asian="Arial1" style:font-style-asian="normal" style:font-weight-asian="bold" style:font-name-complex="Arial1" style:font-style-complex="normal" style:font-weight-complex="bold"/>
    </style:style>
    <style:style style:name="T23" style:family="text">
      <style:text-properties fo:color="#000000" style:text-position="0% 100%" style:font-name="Times New Roman" fo:language="en" fo:country="US" style:text-underline-style="none" style:font-name-asian="Arial1" style:font-name-complex="Arial1"/>
    </style:style>
    <style:style style:name="T24" style:family="text">
      <style:text-properties fo:color="#000000" style:text-position="0% 100%" style:font-name="Times New Roman" fo:language="en" fo:country="US" fo:font-style="italic" style:text-underline-style="none" fo:font-weight="bold" style:font-name-asian="Arial1" style:font-style-asian="italic" style:font-weight-asian="bold" style:font-name-complex="Arial1" style:font-style-complex="italic" style:font-weight-complex="bold"/>
    </style:style>
    <style:style style:name="T25" style:family="text">
      <style:text-properties fo:color="#000000" style:text-position="0% 100%" style:font-name="Times New Roman1" fo:language="en" fo:country="US" style:text-underline-style="none"/>
    </style:style>
    <style:style style:name="T26" style:family="text">
      <style:text-properties style:font-name="Arial1" fo:font-size="13pt" fo:language="it" fo:country="IT" fo:font-style="normal" fo:font-weight="bold" style:font-name-asian="Arial1" style:font-size-asian="13pt" style:font-style-asian="normal" style:font-weight-asian="bold" style:font-name-complex="Arial1" style:font-size-complex="13pt" style:font-style-complex="normal" style:font-weight-complex="bold"/>
    </style:style>
    <style:style style:name="T27" style:family="text">
      <style:text-properties style:font-name="Times New Roman" fo:language="it" fo:country="IT" fo:font-style="normal" fo:font-weight="bold" style:font-name-asian="Arial1" style:font-style-asian="normal" style:font-weight-asian="bold" style:font-name-complex="Arial1" style:font-style-complex="normal" style:font-weight-complex="bold"/>
    </style:style>
    <style:style style:name="T28" style:family="text">
      <style:text-properties style:font-name="Times New Roman" fo:language="it" fo:country="IT" fo:font-style="normal" fo:font-weight="normal" style:font-name-asian="Arial1" style:font-style-asian="normal" style:font-weight-asian="normal" style:font-name-complex="Arial1" style:font-style-complex="normal" style:font-weight-complex="normal"/>
    </style:style>
    <style:style style:name="T29" style:family="text">
      <style:text-properties style:font-name="Times New Roman" fo:language="it" fo:country="IT" fo:font-style="normal" style:text-underline-style="none" fo:font-weight="normal" style:font-name-asian="Arial1" style:font-style-asian="normal" style:font-weight-asian="normal" style:font-name-complex="Arial1" style:font-style-complex="normal" style:font-weight-complex="normal"/>
    </style:style>
    <style:style style:name="T30" style:family="text">
      <style:text-properties style:font-name="Times New Roman" fo:language="it" fo:country="IT" fo:font-style="italic" fo:font-weight="bold" style:font-name-asian="Arial1" style:font-style-asian="italic" style:font-weight-asian="bold" style:font-name-complex="Arial1" style:font-style-complex="italic" style:font-weight-complex="bold"/>
    </style:style>
    <style:style style:name="T31" style:family="text">
      <style:text-properties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32" style:family="text">
      <style:text-properties style:text-position="sub 58%"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33" style:family="text">
      <style:text-properties style:text-position="0% 100%"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34" style:family="text">
      <style:text-properties style:text-position="0% 100%" style:font-name="Times New Roman" fo:language="it" fo:country="IT" fo:font-style="normal" style:text-underline-style="none" fo:font-weight="normal" style:font-name-asian="Arial1" style:font-style-asian="normal" style:font-weight-asian="normal" style:font-name-complex="Arial1" style:font-style-complex="normal" style:font-weight-complex="normal"/>
    </style:style>
    <style:style style:name="T35" style:family="text">
      <style:text-properties style:text-position="0% 100%" style:font-name="Times New Roman" fo:language="it" fo:country="IT" fo:font-style="normal" style:text-underline-style="none" fo:font-weight="bold" style:font-name-asian="Arial1" style:font-style-asian="normal" style:font-weight-asian="bold" style:font-name-complex="Arial1" style:font-style-complex="normal" style:font-weight-complex="bold"/>
    </style:style>
    <style:style style:name="T36" style:family="text">
      <style:text-properties style:text-position="0% 100%" style:font-name="Times New Roman" fo:language="en" fo:country="US" fo:font-style="normal" style:text-underline-style="none" fo:font-weight="normal" style:font-name-asian="Arial1" style:font-style-asian="normal" style:font-weight-asian="normal" style:font-name-complex="Arial1" style:font-style-complex="normal" style:font-weight-complex="normal"/>
    </style:style>
    <style:style style:name="T37" style:family="text">
      <style:text-properties style:text-position="0% 100%" style:font-name="Times New Roman" fo:language="en" fo:country="US" fo:font-style="normal" style:text-underline-style="none" style:font-name-asian="Arial1" style:font-style-asian="normal" style:font-name-complex="Arial1" style:font-style-complex="normal"/>
    </style:style>
    <style:style style:name="T38" style:family="text">
      <style:text-properties style:text-position="0% 100%" style:font-name="Times New Roman" fo:language="en" fo:country="US" style:text-underline-style="none" style:font-name-asian="Arial1" style:font-name-complex="Arial1"/>
    </style:style>
    <style:style style:name="T39" style:family="text">
      <style:text-properties style:text-position="0% 100%" style:font-name="Times New Roman" fo:language="en" fo:country="US" style:text-underline-style="none" fo:font-weight="normal" style:font-name-asian="Arial1" style:font-weight-asian="normal" style:font-name-complex="Arial1" style:font-weight-complex="normal"/>
    </style:style>
    <style:style style:name="T40" style:family="text">
      <style:text-properties style:text-position="0% 100%" style:font-name="Times New Roman" fo:language="en" fo:country="US" style:text-underline-style="none" fo:font-weight="bold" style:font-name-asian="Arial1" style:font-weight-asian="bold" style:font-name-complex="Arial1" style:font-weight-complex="bold"/>
    </style:style>
    <style:style style:name="T41" style:family="text">
      <style:text-properties style:text-position="0% 100%" style:font-name="Times New Roman2" fo:font-size="12pt" fo:language="en" fo:country="US" fo:font-style="normal"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42" style:family="text">
      <style:text-properties fo:font-weight="bold" style:font-weight-asian="bold" style:font-weight-complex="bold"/>
    </style:style>
    <style:style style:name="T43" style:family="text">
      <style:text-properties fo:color="#3333ff" style:text-position="0% 100%" style:font-name="Times New Roman" fo:font-size="11pt" fo:language="en" fo:country="US"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44" style:family="text">
      <style:text-properties fo:color="#3333ff" style:text-position="0% 100%" style:font-name="Times New Roman" fo:language="en" fo:country="US" style:text-underline-style="none" fo:font-weight="bold" style:font-name-asian="Arial1" style:font-weight-asian="bold" style:font-name-complex="Arial1" style:font-weight-complex="bold"/>
    </style:style>
    <style:style style:name="T45" style:family="text">
      <style:text-properties fo:color="#3333ff" fo:language="it" fo:country="IT" fo:font-style="normal" fo:font-weight="normal" style:font-style-asian="normal" style:font-weight-asian="normal" style:font-style-complex="normal" style:font-weight-complex="normal"/>
    </style:style>
    <style:style style:name="T46" style:family="text">
      <style:text-properties fo:color="#3333ff" fo:language="it" fo:country="IT" fo:font-style="normal" fo:font-weight="bold" style:font-style-asian="normal" style:font-weight-asian="bold" style:font-style-complex="normal" style:font-weight-complex="bold"/>
    </style:style>
    <style:style style:name="T47" style:family="text">
      <style:text-properties style:font-name="Times New Roman1"/>
    </style:style>
    <style:style style:name="T48" style:family="text">
      <style:text-properties style:font-name="Times New Roman1" fo:font-style="italic" fo:font-weight="bold" style:font-style-asian="italic" style:font-weight-asian="bold" style:font-style-complex="italic" style:font-weight-complex="bold"/>
    </style:style>
    <style:style style:name="T49" style:family="text">
      <style:text-properties style:font-name="Times New Roman1" fo:font-size="11pt" fo:font-style="normal" fo:font-weight="normal" style:font-name-asian="TimesNewRomanPS-BoldItalicMT" style:font-size-asian="11pt" style:font-style-asian="normal" style:font-weight-asian="normal" style:font-name-complex="TimesNewRomanPS-BoldItalicMT"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Relazione progetto SOL a.a 2020/21 – Simone Aquilini(mat. 597922)</text:span><text:span text:style-name="T1"><text:tab/></text:span> <text:line-break/></text:p>
      <text:p text:style-name="P5"><text:span text:style-name="T13">►</text:span><text:span text:style-name="T3">Introduzione<text:tab/>scenario</text:span><text:line-break/><text:span text:style-name="T12">Il progetto richiede di creare un file storage server, ovvero un server all'interno del quale i file sono mantenuti in memoria principale e gestiti come una cache la cui massima cardinalità e dimensione, in termini di spazio massimo accumulabile, sono definiti all'avvio del server in un file di configurazione da parsare appositamente.</text:span></text:p>
      <text:p text:style-name="P2"/>
      <text:p text:style-name="P5"><text:span text:style-name="T13">►</text:span><text:span text:style-name="T3">Descrizione<text:tab/>tipo di dato: </text:span><text:span text:style-name="T4">GenericQueue</text:span></text:p>
      <text:p text:style-name="P1">In quanto si tratta di una cache, è stata privilegiata come struttura dati una coda; essendo questa utilizzata per diversi scopi e con tipi di dato differenti, è stato deciso di implementare una coda generica all'interno della quale il contenuto informativo del singolo nodo è implementato tramite il tipo <text:span text:style-name="T9">void*. </text:span><text:span text:style-name="T10">Questa operazione ha permesso una sorta di polimorfismo della coda in quanto le operazioni principali da eseguire su questa(</text:span><text:span text:style-name="T11">push, pop , createNode, isEmpty </text:span><text:span text:style-name="T10">ecc...) posseggono uno scheletro comune indipendente dal tipo di dato sul quale vengono utilizzate. La coda generica, inoltre, mantiene i puntatori al nodo di testa e del suo termine in modo da eseguire le operazioni più frequenti, quali push e pop, in O(1). <text:s/>Per caratterizzare alcune operazioni, quali </text:span><text:span text:style-name="T11">findElement </text:span><text:span text:style-name="T10">e</text:span><text:span text:style-name="T11"> deleteElement</text:span><text:span text:style-name="T10"> in base al tipo di dato della coda, è stato necessario aggiuingere alla struttura(indicata con il tipo </text:span><text:span text:style-name="T11">GenericQueue</text:span><text:span text:style-name="T10">) vari attributi quali </text:span><text:span text:style-name="T11">size</text:span><text:span text:style-name="T10">(cardinalità attuale della coda), </text:span><text:span text:style-name="T11">comparison</text:span><text:span text:style-name="T10">(puntatore alla funzione di comparazione tra due elementi della coda: il risultato finale deve essere l'intero 1 in caso di uguaglianza, o 0 se altrimenti), </text:span><text:span text:style-name="T11">printFunct</text:span><text:span text:style-name="T10">(procedura di tipo void per la stampa di un singolo elemento della coda) e </text:span><text:span text:style-name="T11">freeFunct</text:span><text:span text:style-name="T10">(procedura di tipo void per la liberazione della memoria allocata per il contenuto informativo del nodo). Invariante della coda è il fatto che </text:span><text:span text:style-name="T9">non esiste un nodo il cui contenuto informativo è NULL</text:span><text:span text:style-name="T10">; ogni situazione che </text:span><text:span text:style-name="T15">violerà tale invariante(ad esempio, un'inserimento come “push” con NULL come parametro) provocherà di conseguenza il fallimento dell'operazione ed un errore fatale. Stesso dicasi in caso di fallimenti di allocazione di memoria.</text:span></text:p>
      <text:p text:style-name="P3"/>
      <text:p text:style-name="P1"><text:span text:style-name="T14">►</text:span><text:span text:style-name="T5">Descrizione tipo di dato: MyDescriptor</text:span></text:p>
      <text:p text:style-name="P1"><text:span text:style-name="T15">Questo tipo di dato rappresenta un descrittore sul quale è attiva una connessione ed è usato dal server per tenere traccia di tutti i client attualmente connessi. Come descritto più avanti, venendo usato come tipo di dato di una coda questo mette a disposizione per la sua gestione le funzioni </text:span><text:span text:style-name="T16">descriptorComparison</text:span><text:span text:style-name="T15">(verifica se due MyDescriptor sono uguali confrontando il campo intero cfd), </text:span><text:span text:style-name="T16">descriptorPrint</text:span><text:span text:style-name="T15">(per la stampa) e </text:span><text:span text:style-name="T16">freeDescriptor</text:span><text:span text:style-name="T15">(per la pulizia).</text:span></text:p>
      <text:p text:style-name="P3"/>
      <text:p text:style-name="P1"><text:span text:style-name="T14">►</text:span><text:span text:style-name="T5">Descrizione tipo di dato: MyRequest</text:span></text:p>
      <text:p text:style-name="P1"><text:span text:style-name="T15">Questo tipo di dato rappresenta una richiesta da servire da parte del server(inviatagli dal client tramite l'API). Ai suoi tipi sono attribuiti valori per i quali abbiamo una enumerazione dedicata e sono: </text:span><text:span text:style-name="T17">OPEN_FILE, READ_FILE, CLOSE_FILE, REMOVE_FILE, APPEND_FILE, WRITE_FILE, READ_N_FILE</text:span><text:span text:style-name="T15">. Altri campi sono: timestamp, argomento, dimensione della richiesta, flag opzionali e descrittore del client della richiesta(questo verrà settato dal server al momento della ricezione). Come sopra vi sarà dedicata una coda apposita, la struttura mette a disposizione per la sua gestione le funzioni </text:span><text:span text:style-name="T16">requestComparison</text:span><text:span text:style-name="T15">(comparazione tramite timestamp, tipo e descrittore), </text:span><text:span text:style-name="T16">requestPrint </text:span><text:span text:style-name="T15">e </text:span><text:span text:style-name="T16">freeRequest</text:span><text:span text:style-name="T15">. Infine, per ogni tipo di richiesta esiste una funzione apposita dell'API per comunicare con il server.</text:span></text:p>
      <text:p text:style-name="P4"/>
      <text:p text:style-name="P1"><text:span text:style-name="T18">►</text:span><text:span text:style-name="T5">Descrizione tipo di dato: MyFile</text:span></text:p>
      <text:p text:style-name="P6"><text:span text:style-name="T15">Questo tipo di dato rappresenta un file della cache. Essendo un tipo di dato della coda questo mette a disposizione per la sua gestione le funzioni </text:span><text:span text:style-name="T16">fileComparison</text:span><text:span text:style-name="T15">(che compara due file in base al path assoluto), </text:span><text:span text:style-name="T16">filePrint </text:span><text:span text:style-name="T15">e</text:span><text:span text:style-name="T16"> freeFile. </text:span><text:span text:style-name="T15">Tra i suoi campi abbiamo: filePath(path assoluto del file), dimensione, contenuto, timestamp dell'ultima modifica, flag riguardanti lo status(se è aperto, lockato o modificato) e l'ultima operazione eseguita con successo(caratterizzata da tipo, flag e descrittore del client lato server). Varie funzioni operare sui file sono:<text:line-break/> </text:span><text:span text:style-name="T45">►</text:span><text:span text:style-name="T16">getAbsPathFromRelPath</text:span><text:span text:style-name="T15">, per tradurre da eventuale path relativo in assoluto<text:line-break/> </text:span><text:span text:style-name="T45">►</text:span><text:span text:style-name="T16">readFileContent</text:span><text:span text:style-name="T15">, per leggere il contenuto di un file da scrivere nella cache e restituirne il puntatore allocato sullo heap<text:line-break/> </text:span><text:span text:style-name="T46">►</text:span><text:span text:style-name="T16">saveFile</text:span><text:span text:style-name="T15">, per salvare un file in una directory specificata la quale deve già esistere in quanto non ne verrà creata una nuova<text:line-break/> </text:span><text:span text:style-name="T46">►</text:span><text:span text:style-name="T16">getFileNameFromPath</text:span><text:span text:style-name="T15">, per estrapolare il nome di un file dato il path, utile nell'operazione di salvataggio di un file post ricezione dal server.</text:span></text:p>
      <text:p text:style-name="P7"><text:soft-page-break/></text:p>
      <text:p text:style-name="P6"><text:span text:style-name="T14">►</text:span><text:span text:style-name="T5">Gestione della cache e statistiche</text:span></text:p>
      <text:p text:style-name="P6"><text:span text:style-name="T15">Essendo implementata tramite una coda, la politica di inserzione è FIFO(First In First Out). Il server mantiene delle informazioni statistiche riguardanti le operazioni sulla cache quali la massima storage size(cioè la massima somma delle dimensioni dei file raggiunta), la massima size della cache raggiunta(intesa come il numero massimo di elementi che sono stati presenti in cache) ed il numero di volte in cui l'algoritmo di rimpiazzamento è stato invocato.</text:span></text:p>
      <text:p text:style-name="P1"><text:span text:style-name="T19">Per quanto riguarda quest'ultimo, esso adotta una politica FIFO ed affinché una determinata operazione che va a modificare lo stato della cache(scritture, anche in append, di file o creazione di nuovi) venga permessa, deve essere verificata l'implicazione </text:span><text:span text:style-name="T20">verifyReplaceCondition </text:span><text:span text:style-name="T27">→</text:span><text:span text:style-name="T26"> </text:span><text:span text:style-name="T27">verifyReplacePossibility</text:span><text:span text:style-name="T29">.</text:span><text:span text:style-name="T27"> </text:span><text:span text:style-name="T28">Se l'esecuzione di tale operazione creasse una <text:s/>possibile situazione che necessita dell'algoritmo di rimpiazzamento quale sforamento della cardinalità massima o della storage size massima della cache, allora ci deve essere la possibilità che l'algoritmo in modo che venga ristabilita una situazione consistente con i vincoli di capacità e storage size della cache. Le verifiche eseguite da verifyReplaceCondition e verifyReplacePossibility però variano a seconda del tipo di richiesta che va a modificare lo stato della cache: nel caso di una </text:span><text:span text:style-name="T30">OPEN_FILE</text:span><text:span text:style-name="T28">(con l'opzione di creazione del file), ciò che verrebbe modificato è sostanzialmente la cardinalità della cache quindi la condizione controllata da verifyReplaceCondition sarà che </text:span><text:span text:style-name="T30">cardinalità_attuale_della_cache + 1 &gt; massima_cardinalità_cache</text:span><text:span text:style-name="T28">. In questo caso, in quanto come file vittima dell'algoritmo di rimpiazzamento è possibile scegliere solo file precedentemente modificati, il controllo eseguito da verifyReplacePossibility sarà che </text:span><text:span text:style-name="T30"><text:s/>esiste file f in cache. f.modified = 1</text:span><text:span text:style-name="T28">(f è stato modificato).Nel caso in cui una </text:span><text:span text:style-name="T30">WRITE_FILE </text:span><text:span text:style-name="T28">o </text:span><text:span text:style-name="T30">APPEND_FILE</text:span><text:span text:style-name="T28">, vada a modificare la storage size attuale della cache <text:s/>verifyReplaceCondition controllerà se </text:span><text:span text:style-name="T30">storage_size_attuale + quantità_bytes_da_scrivere &gt; massima_storage_size_cache</text:span><text:span text:style-name="T28">, mentre verifyReplacePossibility controllerà se </text:span><text:span text:style-name="T31">esiste {f</text:span><text:span text:style-name="T32">i</text:span><text:span text:style-name="T33">}. f</text:span><text:span text:style-name="T32">i</text:span><text:span text:style-name="T33">.modified = 1 e storage_size_attuale + quantità_bytes_da_scrivere - ∑ f</text:span><text:span text:style-name="T32">i</text:span><text:span text:style-name="T33">.dim &lt;= storage_size_massima</text:span><text:span text:style-name="T34">, in modo da rientrare entro la storage size massima eliminando solo file precedentemente modificati, diversi dal file target della richiesta.</text:span></text:p>
      <text:p text:style-name="P9">Infine l'algoritmo di rimpiazzamento procede anche all'aggiornamento delle statistiche quali massima cardinalità <text:s/>e massima storage size raggiunte in quanto viene eseguito comunque anche nel caso in cui non sia strettamente necessario, scartando almeno un file. In caso contrario l'aggiornamento delle statistiche verrà eseguito durante la gestione della richiesta.</text:p>
      <text:p text:style-name="P9"/>
      <text:p text:style-name="P6"><text:span text:style-name="T36">►</text:span><text:span text:style-name="T6">Pattern di implementazione del server</text:span></text:p>
      <text:p text:style-name="P6"><text:span text:style-name="T34">Il server è implementato come processo singolo multi-threaded secondo il pattern “</text:span><text:span text:style-name="T35">manager-worker</text:span><text:span text:style-name="T34">”. Grazie ad esso abbiamo un thread manager che tramite la chiamata </text:span><text:span text:style-name="T35">select</text:span><text:span text:style-name="T34"> ascolta richieste di nuove connessioni(in tal caso il descrittore restituito dalla </text:span><text:span text:style-name="T35">accept</text:span><text:span text:style-name="T34"> verrà inserito nella coda dei descrittori denotando un nuovo client connesso) e gestisce le richieste di client già connessi leggendole dal descrittore corrispondente ed inserendole in una coda apposita(modello single producer-multiple consumers), in questo modo i vari thread workers vi accedono in mutua esclusione per esaudire la richiesta del client. Viceversa, i workers comunicano con il manager tramite una pipe registrata sulla select del manager, essa è utilizzata per “restituire” al manager il descrittore sul quale il worker ha soddisfatto una richiesta(questo per evitare collisioni. Il manager una volta ricevuta una richiesta dal client su un determinato descrittore deve “smettere di ascoltare” tale descrittore); questa pipe è usata come se fosse un buffer di una sola posizione seguendo il modello multiple producers – single consumer al quale i workers accedono in ME.</text:span></text:p>
      <text:p text:style-name="P6"><text:span text:style-name="T34">Per la gestione dei segnali è stato utilizzato un thread a parte(chiamato </text:span><text:span text:style-name="T35">signal handler</text:span><text:span text:style-name="T34">) il quale tramite la chiamata bloccante </text:span><text:span text:style-name="T35">sigwait</text:span><text:span text:style-name="T34"> attende i segnali SIGINT, SIGQUIT E SIGHUP. Ricevendo uno di essi, il suddetto thread ne scrive il codice numerico corrispondente in una pipe registrata nella select del manager e sarà poi lui a prendere le dovute contromisure; nel caso di SIGINT o SIGQUIT, il manager setterà un flag locale in modo che termini normalmente svegliando anche eventuali workers in attesa con una </text:span><text:span text:style-name="T35">pthread_cond_broadcast</text:span><text:span text:style-name="T34">.</text:span><text:span text:style-name="T35"> </text:span><text:span text:style-name="T34">Impostato un apposito flag, esso notificherà ai workers risvegliati la terminazione dell'attività. Nel caso invece di SIGHUP <text:s/>è come avere un SIGINT posticipato al momento in cui non ho client connessi, perciò al momento dell'arrivo del segnale il manager è impostato per aggiornare un flag apposito e controllare se ci sono client connessi, terminando immediatamente in loro assenza. Altrimenti questo controllo è rimandato a quando su un descrittore è possibile leggere EOF(cioè client disconnesso). In questo caso eliminando tale descrittore dalla coda dei descrittori è necessario controllare che questa coda sia vuota(non ha più client connessi), allora sarà necessario terminare nello stesso modo di SIGINT. Infine, una volta letto un qualsiasi segnale dalla pipe corrispondente, il manager smette di ascoltare la pipe in quanto non è ammessa la spedizione di più di un segnale.</text:span></text:p>
      <text:p text:style-name="P6"><text:soft-page-break/><text:span text:style-name="T34">Di fatto tutti questi thread sono “figli” del thread main il quale oltre a creare le code necessarie per la gestione delle richieste, delle connessioni e della cache. Esso ha il compito di eseguire la </text:span><text:span text:style-name="T35">pthread_join </text:span><text:span text:style-name="T34">dei thread figli e parsare il file di configurazione, si occupa anche di impostare una maschera dei segnali completa(cioè capace di bloccarli tutti) facendola ereditare ai figli; unica eccezione è costituita dal signal handler che modificherà la suddetta maschera per favorire la corretta esecuzione di sigwait. Riguardo la configurazione del server, questa avviene parsando all'avvio del server un file testuale che contiene , nell'ordine le seguenti informazioni, una per riga: </text:span><text:span text:style-name="T35">path del socket</text:span><text:span text:style-name="T34">,</text:span><text:span text:style-name="T35"> numero di thread workers</text:span><text:span text:style-name="T34">,</text:span><text:span text:style-name="T35"> cardinalità massima della cache</text:span><text:span text:style-name="T34">,</text:span><text:span text:style-name="T35"> storage size massima della cache</text:span><text:span text:style-name="T34">(in bytes), </text:span><text:span text:style-name="T35">path del file di log</text:span><text:span text:style-name="T34">(anche se non è stato implementato).</text:span></text:p>
      <text:p text:style-name="P10"/>
      <text:p text:style-name="P8"><text:span text:style-name="T36">►</text:span><text:span text:style-name="T7">Configurazione del client</text:span></text:p>
      <text:p text:style-name="P8"><text:span text:style-name="T36">Come da specifica, le richieste inviate dal client sono passate dalla riga di comando tramite varie opzioni tra le quali distinguinamo 3 categorie principali: </text:span><text:span text:style-name="T37">help</text:span><text:span text:style-name="T36">(cioè la sola opzione -h in seguito alla quale il client mostra tutte le opzioni disponibili e termina immediatamente la sua esecuzione), </text:span><text:span text:style-name="T37">di configurazione</text:span><text:span text:style-name="T36">(quali -f, -p, -t e -d. Le prime due non sono ripetibili a differenza delle ultime due, ripetendo le quali viene considerata come valida solo l'ultima occorrenza) e </text:span><text:span text:style-name="T37">di richiesta</text:span><text:span text:style-name="T36">(quali -r, -R, -w, -W, -c. Ad esse sono state aggiunte le opzioni </text:span><text:span text:style-name="T37">-i dirname[,n]</text:span><text:span text:style-name="T36"> per aprire file con O_CREAT da una cartella, </text:span><text:span text:style-name="T37">-o file1[,file2]</text:span><text:span text:style-name="T36"> per aprire uno o più file e <text:s/></text:span><text:span text:style-name="T37">-C file1[,file2]</text:span><text:span text:style-name="T36"> per chiuderli <text:s/>al fine di avere all'incirca una corrispondenza uno ad uno con i tipi di richiesta possibili). <text:line-break/>Per ognuna di queste categorie avremo una “passata” di </text:span><text:span text:style-name="T38">getopt</text:span><text:span text:style-name="T36"> dove verranno considerate solo le opzioni appartenenti alla categoria in questione e verrà controllata anche la validità della richiesta(quindi il fatto che non contenga opzioni non riconosciute e che -d venga usato congiuntamente a -r o -R). Durante l'analisi delle opzioni di richiesta, verrà costruita una coda che il client spedirà al server gestendone l'esecuzione con l'ordine FIFO. Ogni richiesta conterrà il path assoluto(quindi per ognuna di esse pathname relativi verranno tradotti in assoluti) del file sul quale operare, eccezion fatta per la richiesta di tipo </text:span><text:span text:style-name="T38">READ_N_FILE</text:span><text:span text:style-name="T39">.</text:span><text:span text:style-name="T36"> In tal caso il contenuto della richiesta sarà semplicemente il numero di file da leggere.</text:span></text:p>
      <text:p text:style-name="P1"><text:span text:style-name="T21">In quanto varie richieste hanno un formato simile, è stato deciso di gestire la costruzione di richieste parametrizzandole rispetto al tipo ed ai flag specificati: per le opzioni il cui formato degli argomenti è </text:span><text:span text:style-name="T22">file1[,file2]</text:span><text:span text:style-name="T21"> si adotta la funzione </text:span><text:span text:style-name="T22">buildInsertRequest</text:span><text:span text:style-name="T21"> che tokenizza la stringa in base al carattere ',' e per ogni nome di file ne effettua la traduzione in path assoluto. Se questa ha successo, inserisce nella coda di richieste un nuovo elemento del tipo e flag specificati come parametri il cui contenuto è il path assoluto del file. Nel caso in cui la traduzione fallisse la richiesta non viene inserita.<text:line-break/>Per le opzioni il cui argomento è nella forma </text:span><text:span text:style-name="T22">dirname[,n]</text:span><text:span text:style-name="T21"> si ha la funzione </text:span><text:span text:style-name="T22">buildMultipleWriteRequest</text:span><text:span text:style-name="T21"> che ottiene il nome della cartella dal quale prendere i file oggetto delle richieste e l'opzionale numero di richieste massimo da inserire in coda. Se non esiste la cartella nel file system del client non verrà inserita alcuna richiesta e ciò è verificato tramite la funzione </text:span><text:span text:style-name="T22">realpath</text:span><text:span text:style-name="T21"> la quale restituisce il path assoluto di file o cartelle qualora esse esistano risultando in NULL in caso contrario. Se l'opzionale numero di richieste massimo da inserire in coda è </text:span><text:span text:style-name="T41">≤</text:span><text:span text:style-name="T21"> 0 tale limite non viene considerato. La funzione allora naviga ricorsivamente il file system del client a partire dalla directory specificata inserendo una richiesta per ogni file trovato che ha come oggetto il path assoluto del file(previa traduzione) e come tipo e flag opzionali quelli specificati come parametro fino al raggiungimento del limite o della fine dell'albero del FS. Infine per l'opzione -R ho la funzione </text:span><text:span text:style-name="T22">buildReadNRequest</text:span><text:span text:style-name="T21"> che semplicemente verifica che ci sia o meno il limite per il numero di file da leggere dal server ed inserisce una richiesta </text:span><text:span text:style-name="T24">READ_N_FILE</text:span><text:span text:style-name="T21"> corrispondente.</text:span></text:p>
      <text:p text:style-name="P8"><text:span text:style-name="T36">Una volta ottenute le informazioni di configurazione(stampate poi su stdout), il client provvederà a connettersi con il server sul socket specificato con l'opzione -f, tentando la connessione ogni </text:span><text:span text:style-name="T39">t</text:span><text:span text:style-name="T36"> msec(nel caso in cui fallisse) dove </text:span><text:span text:style-name="T39">t</text:span><text:span text:style-name="T36"> è proprio l'informazione ricavata dall'ultima occorrenza dell'opzione -t. Lìattesa di connessione massima è di 10 s dopo i quali il client terminerà con errore fatale. Nel caso in cui il tentativo di connessione del client abbia successo, esso inizierà a spedire le richieste con delay tra l'invio di due richieste specificato con -t finchè la coda corrispondente non risulterà vuota chiudendo successivamente la connessione. Per ogni richiesta verranno poi riportate informazioni quali: tipo, file oggetto della richiesta, esito(se &lt;0 verrà riportato il codice di errore corrispondente, vedi codici di errno.h), byte letti(in caso di richiesta di </text:span><text:span text:style-name="T38">READ_FILE</text:span><text:span text:style-name="T36">) e file letti(in caso di </text:span><text:span text:style-name="T38">READ_N_FILE</text:span><text:span text:style-name="T36">). Tali informazioni vengono riportate se e solo se il client viene lanciato con l'opzione -p.</text:span></text:p>
      <text:p text:style-name="P4"/>
      <text:p text:style-name="P1"><text:span text:style-name="T21">►</text:span><text:span text:style-name="T7">Server API</text:span></text:p>
      <text:p text:style-name="P11"><text:line-break/>~int openConnection(const char* sockname, int msec, const struct timespec abstime)</text:p>
      <text:p text:style-name="P12"><text:soft-page-break/>Funzione di connessione al server. Essa ritorna -1 in caso di errori quali client che non è riuscito a connettersi in tempo, client che è già connesso, nome del socket diverso da quello specificato con -f o si è verificato un errore fatale. A seguito di ciò il client terminerà immediatamente in quanto se spedisse delle richieste queste sicuramente fallirebbero. In caso di successo, la funzione ritorna 0 e setta il flag che indica che il client è connesso al server ad 1.</text:p>
      <text:p text:style-name="P12"/>
      <text:p text:style-name="P11">~int closeConnection(const char* sockname)</text:p>
      <text:p text:style-name="P12">Funzione di disconnessione dal server. Essa ritorna -1 in caso di errori quali client che non è connesso con il server, nome del socket da chiudere diverso da quello specificato con -f oppure errore nella chiusura del descrittore. In caso di successo la funzione ritorna 0 e setta il flag che indica che il client è connesso al server a 0.</text:p>
      <text:p text:style-name="P12"/>
      <text:p text:style-name="P11"><text:span text:style-name="T47">~</text:span>int openFile(const char* pathname, int flags)</text:p>
      <text:p text:style-name="P12">Qualora la verifica dei parametri(pathname != NULL e flags == 0 o O_CREAT) fallisca, essa provoca un errore. Eseguendo una verifica positiva viene costruita la richiesta settandone timestamp attuale, tipo, dimensione, flags e contenuto con la traduzione in path assoluto di pathname. La richiesta viene successivamente spedita al server ed il client si mette in attesa di leggere il risultato dell'operazione il quale è costituito da un intero rappresentante l'esito di successo dell'operazione. Nel caso in cui si trovi a leggere un risultato di errore il client la mapperà opportunamente con dei codici di errno. Lato server innanzitutto verrà verificata la presenza del file target della richiesta in cache e successivamente si andranno a <text:s/>verificare le possibili combinazioni di errori(ad esempio, O_CREAT specificato ed il file esiste già oppure O_CREAT non specificato ed il file non è presente). Se specificato O_CREAT verrà creato un nuovo file e sarà aggiunto alla cache con l'invocazione dell'algoritmo di rimpiazzamento(vedi “Gestione file cache e stastistiche”), altrimenti verrà cercato il file ed aperto se non lo era già(in tal caso otterremo un errore).</text:p>
      <text:p text:style-name="P12">Infine il server spedirà il risultato dell'operazione al client. La funzione ritorna 0 in caso di successo, -1 altrimenti.</text:p>
      <text:p text:style-name="P12"/>
      <text:p text:style-name="P12"><text:span text:style-name="T48">~</text:span><text:span text:style-name="T9">int readFile(const char* pathname, void** buf, size_t* size)</text:span></text:p>
      <text:p text:style-name="P12">In questo caso, viene subito costruita la richiesta(come nella openFile) e viene spedita al server. A seguire, il client si mette in attesa del risultato dei controlli preliminari eseguiti dal server quali la presenza del file da leggere in cache e la verifica che questo sia aperto. Una volta ricevuto il risultato se il file è presente ed aperto allora il client riceverà dal server prima la lunghezza del contenuto e poi il contenuto stesso. In caso di errore, buf sarà NULL e size = 0 in quanto non validi e la funzione ritornerà -1, otterremo 0 in caso di successo. </text:p>
      <text:p text:style-name="P16"/>
      <text:p text:style-name="P11"><text:span text:style-name="T47">~</text:span>int readNFiles(int N, const char* dirname)</text:p>
      <text:p text:style-name="P12">In primis, viene costruita ed inviata la richiesta al server e successivamente il client riceverà dal server un flag <text:span text:style-name="T42">finished</text:span> che indicherà se il server ha ancora altri file da spedire(previa determinazione del numero di file effettivo da spedire e confronto della quantità di file spediti finora con quelli previsti); finchè riceverà questo flag pari a 1 il client continuerà a ricevere dal server uno dei file nella cache in ordine FIFO suddividendo ogni invio in due sottomessaggi: prima vengono inviati i metadati e poi il contenuto effettivo del file. Il client salverà i file nella cartella apposita(se specificata con -d). In caso di successo la funzione restituisce il numero di file letti(se c'è -p stampa anche il numero totale di bytes letti), -1 altrimenti.</text:p>
      <text:p text:style-name="P16"/>
      <text:p text:style-name="P18"><text:span text:style-name="T25">~</text:span><text:span text:style-name="T10">i</text:span>nt writeFile(const char* pathname, const char* dirname)</text:p>
      <text:p text:style-name="P18"><text:span text:style-name="T10">Primo step della funzione è costruire la richiesta ed inviarla al server previo controllo che la lettura del contenuto del file sia eseguita correttamente(quindi il file deve essere presente sul FS del client). Secondo step è l'invio della dimensione del contenuto e del contenuto del file da parte del client, ad esso il server risponderà con un codice numerico corrispondente all'esito di successo o meno. Per fare degli esempi, se il file non è presente in cache, se le condizioni dell'algoritmo di rimpiazzamento non sono verificate(vedi "Gestione cache e statistiche"), se il file non è aperto oppure l'ultima operazione fatta sul file non è stata la creazione da parte del client si crea un errore che verrà opportunamente parsato dal client con codici di errno. In caso di successo la funzione ritorna 0(se c'è -p scrive anche il numero di bytes scritti), -1 altrimenti.</text:span></text:p>
      <text:p text:style-name="P18"><text:span text:style-name="T10"><text:line-break/><text:line-break/><text:line-break/></text:span></text:p>
      <text:p text:style-name="P18"><text:soft-page-break/><text:span text:style-name="T25">~</text:span>int appendToFile(const char* pathname, void* buf, size_t size, const char* dirname)</text:p>
      <text:p text:style-name="P19">Come descritto in precedenza, prima fase della funzione è la costruzione e la spedizione della richiesta al server dopodichè il server controllerà l'effettiva presenza del file oggetto della richiesta in cache restituendo un codice di errore nel caso in cui tale ricerca fallisse. In caso di successo della ricerca preliminare, il client sarà abilitato a spedire dimensione e contenuto dei dati da scrivere in append sul file. A questo punto non è però assicurata la riuscita dell'operazione in quanto il file potrebbe non essere aperto oppure si potrebbe verificare il fallimento dell'algoritmo di rimpiazzamento non permettendo l'operazione. Per questo motivo il server manderà un ulteriore codice rappresentante l'esito dell'operazione o un codice di errore mappato opportunamente con codici di errno. In caso di errore la funzione ritorna -1, altrimenti ritorna 0 e se è abilitata l'opzione -p stampa su stdout il numero di bytes scritti nella cache.</text:p>
      <text:p text:style-name="P19"/>
      <text:p text:style-name="P18"><text:span text:style-name="T25">~</text:span>int closeFile(const char* pathname)</text:p>
      <text:p text:style-name="P19">Alla chiamata di questa funzione, le prime operazioni da eseguire riguardano la costruzione della richiesta(descritta nella openFile) e di spedizione di questa. Il client successivamente attenderà dal server il codice rappresentante l'esito dell'operazione(come di consueto: 0 se eseguita con successo, altrimenti un codice di errore specifico che verrà mappato con codici di errno). Nell'esecuzione della richiesta lato server, gli unici casi di errore determinano che il file target della richiesta non sia presente in cache oppure che sia già stato chiuso. In caso di successo la funzione ritorna 0, -1 altrimenti.</text:p>
      <text:p text:style-name="P19"/>
      <text:p text:style-name="P18"><text:span text:style-name="T25">~</text:span>int removeFile(const char* pathname)</text:p>
      <text:p text:style-name="P19">Come già descritto per le altre richieste, la fase iniziale prevede la costruzione e la spedizione della richiesta. <text:s/>Successivamente il client attende il risultato dal server il quale controlla che non ci siano errori che possono generare due situazioni: il file non è presente nella cache oppure è presente ma non è in stato di locked. In quanto il lock/unlock del file non è stato implementato, questa richiesta fallirà sempre settando errno opportunamente. La funzione ritorna 0 in caso di successo, -1 altrimenti.</text:p>
      <text:p text:style-name="P19"><text:span text:style-name="T23"><text:line-break/>►</text:span><text:span text:style-name="T8">Istruzioni per l'uso</text:span></text:p>
      <text:p text:style-name="P15"><text:span text:style-name="T38">All'interno del progetto oltre ai file sorgente suddivisi in cartelle apposite e agli headers troverete una cartella </text:span><text:span text:style-name="T40">Test_files </text:span><text:span text:style-name="T38">contenente una manciata di file non solo testuali da utilizzare per costruire il vostro client assieme ad una cartella </text:span><text:span text:style-name="T40">ServerConf</text:span><text:span text:style-name="T38"> contenente i file di configurazione del server utilizzati per i test e dove verrà salvato il socket creato e un'altra cartella </text:span><text:span text:style-name="T40">SaveReadFileDirectory</text:span><text:span text:style-name="T38"> contenente due sottodirectory </text:span><text:span text:style-name="T40">AllCacheFilesTest1 <text:s/></text:span><text:span text:style-name="T38">e</text:span><text:span text:style-name="T40"> AllCacheFilesTest2 </text:span><text:span text:style-name="T38">per salvarvi i <text:s/>file letti con -R o -r durante i test. Troverete anche due cartelle denominate rispettivamente </text:span><text:span text:style-name="T40">outputClientsTest1 </text:span><text:span text:style-name="T38">e </text:span><text:span text:style-name="T40">outputClientsTest2 </text:span><text:span text:style-name="T38">dove vi saranno i file testuali rappresentanti gli output dei singoli client e dove ad ogni esecuzione del test tali directory ed i file verranno rimosse e ricreate (quindi non preoccupatevi nel caso in cui le cartelle non siano già presenti nel FS, se il comando di rimozione della cartella generasse un errore) oltre a due cartelle denominate </text:span><text:span text:style-name="T40">build </text:span><text:span text:style-name="T38">e </text:span><text:span text:style-name="T40">libs</text:span><text:span text:style-name="T38"> dove verranno salvati rispettivamente i moduli oggetto (la prima, sotto la cartella </text:span><text:span text:style-name="T40">objs</text:span><text:span text:style-name="T38">) e librerie dinamiche creati.</text:span></text:p>
      <text:p text:style-name="P15"><text:span text:style-name="T38"/></text:p>
      <text:p text:style-name="P15"><text:span text:style-name="T38">Per eseguire il progetto i comandi da digitare sono i seguenti:<text:line-break/> </text:span><text:span text:style-name="T44">►</text:span><text:span text:style-name="T40">make cleanall</text:span><text:span text:style-name="T38">, per ripulire le directory di lavoro, i file eseguibili ed il socket creato</text:span></text:p>
      <text:p text:style-name="P15"><text:span text:style-name="T40"><text:s/></text:span><text:span text:style-name="T44">►</text:span><text:span text:style-name="T40">make all</text:span><text:span text:style-name="T38">, per generare gli eseguibili del client e del server<text:line-break/> </text:span><text:span text:style-name="T44">►</text:span><text:span text:style-name="T40">make test1</text:span><text:span text:style-name="T38"> o </text:span><text:span text:style-name="T40">make test2</text:span><text:span text:style-name="T38">, per eseguire il test. In entrambi i casi l'output del server sarà visibile sulla shell corrente, mentre quelli dei singoli client saranno visibili, una volta terminata l'esecuzione, nelle directory </text:span><text:span text:style-name="T40">outputClientsTest1</text:span><text:span text:style-name="T38">, se si è eseguito il test1, o </text:span><text:span text:style-name="T40">outputClientsTest2</text:span><text:span text:style-name="T38">, se si è eseguito il test2<text:line-break/></text:span></text:p>
      <text:p text:style-name="P15"><text:span text:style-name="T38">Inoltre è possibile eseguire gli script bash senza il tramite del makefile con </text:span><text:span text:style-name="T40">./Scripts/serverTest1.sh </text:span><text:span text:style-name="T38">per il test1</text:span><text:span text:style-name="T40"> </text:span><text:span text:style-name="T38">o</text:span><text:span text:style-name="T40"> ./Scripts/serverTest2.sh <text:s/></text:span><text:span text:style-name="T38">per il test2 <text:s/>previo posizionamento nella cartella del progetto.</text:span></text:p>
      <text:p text:style-name="P15"><text:span text:style-name="T38"/></text:p>
      <text:p text:style-name="P15"><text:span text:style-name="T38">►</text:span><text:span text:style-name="T8">Link di Github</text:span></text:p>
      <text:p text:style-name="P15"><text:span text:style-name="T38">Per lo sviluppo e l'aggiornamento incrementale del progetto è stata utilizzata una repository pubblica di GitHub di cui lascio il link:</text:span></text:p>
      <text:p text:style-name="P20"><text:a xlink:type="simple" xlink:href="https://github.com/simoneaquilini2000/SOL-project" text:style-name="Internet_20_link" text:visited-style-name="Visited_20_Internet_20_Link"><text:span text:style-name="T43">https://github.com/simoneaquilini2000/SOL-project</text:span></text:a></text:p>
      <text:p text:style-name="P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Shell Dlg 2" svg:font-family="'MS Shell Dlg 2'"/>
    <style:font-face style:name="Tahoma1" svg:font-family="Tahoma"/>
    <style:font-face style:name="Times New Roman2" svg:font-family="'Times New Roman'" style:font-family-generic="roman"/>
    <style:font-face style:name="TimesNewRomanPS-BoldItalicMT" svg:font-family="TimesNewRomanPS-BoldItalicMT" style:font-family-generic="script"/>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9M52S</meta:editing-duration>
    <meta:editing-cycles>89</meta:editing-cycles>
    <meta:generator>OpenOffice/4.1.6$Win32 OpenOffice.org_project/416m1$Build-9790</meta:generator>
    <dc:date>2021-06-11T17:08:49.39</dc:date>
    <dc:creator>Simone Aquilini</dc:creator>
    <meta:document-statistic meta:table-count="0" meta:image-count="0" meta:object-count="0" meta:page-count="5" meta:paragraph-count="51" meta:word-count="3655" meta:character-count="24117"/>
    <meta:user-defined meta:name="Info 1"/>
    <meta:user-defined meta:name="Info 2"/>
    <meta:user-defined meta:name="Info 3"/>
    <meta:user-defined meta:name="Info 4"/>
  </office:meta>
</office:document-meta>
</file>